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length, cm</text:p>
          </table:table-cell>
          <table:table-cell office:value-type="string" calcext:value-type="string">
            <text:p>delta pressure, mm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length, m</text:p>
          </table:table-cell>
          <table:table-cell office:value-type="string" calcext:value-type="string">
            <text:p>delta pressure, Pa</text:p>
          </table:table-cell>
          <table:table-cell office:value-type="string" calcext:value-type="string">
            <text:p>error length</text:p>
          </table:table-cell>
          <table:table-cell office:value-type="string" calcext:value-type="string">
            <text:p>error delta press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.2</text:p>
          </table:table-cell>
          <table:table-cell table:formula="of:=[.A2]*[.$C$7]" office:value-type="float" office:value="0.3" calcext:value-type="float">
            <text:p>0.3</text:p>
          </table:table-cell>
          <table:table-cell table:formula="of:=[.B2]*[.$C$9]" office:value-type="float" office:value="27.45876" calcext:value-type="float">
            <text:p>27.45876</text:p>
          </table:table-cell>
          <table:table-cell table:formula="of:=[.$C$11]/[.A2]" office:value-type="float" office:value="0.1" calcext:value-type="float">
            <text:p>0.1</text:p>
          </table:table-cell>
          <table:table-cell table:formula="of:=[.$C$13]/[.E2]" office:value-type="float" office:value="0.0356898854864531" calcext:value-type="float">
            <text:p>0.03568988548645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 to m</text:p>
          </table:table-cell>
          <table:table-cell table:formula="of:=[.A3]*[.$C$7]" office:value-type="float" office:value="0.4" calcext:value-type="float">
            <text:p>0.4</text:p>
          </table:table-cell>
          <table:table-cell table:formula="of:=[.B3]*[.$C$9]" office:value-type="float" office:value="31.38144" calcext:value-type="float">
            <text:p>31.38144</text:p>
          </table:table-cell>
          <table:table-cell table:formula="of:=[.$C$11]/[.A3]" office:value-type="float" office:value="0.075" calcext:value-type="float">
            <text:p>0.075</text:p>
          </table:table-cell>
          <table:table-cell table:formula="of:=[.$C$13]/[.E3]" office:value-type="float" office:value="0.0312286498006465" calcext:value-type="float">
            <text:p>0.0312286498006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6.5/60" office:value-type="float" office:value="0.108333333333333" calcext:value-type="float">
            <text:p>0.108333333333333</text:p>
          </table:table-cell>
          <table:table-cell table:formula="of:=[.A4]*[.$C$7]" office:value-type="float" office:value="0.7" calcext:value-type="float">
            <text:p>0.7</text:p>
          </table:table-cell>
          <table:table-cell table:formula="of:=[.B4]*[.$C$9]" office:value-type="float" office:value="58.8402" calcext:value-type="float">
            <text:p>58.8402</text:p>
          </table:table-cell>
          <table:table-cell table:formula="of:=[.$C$11]/[.A4]" office:value-type="float" office:value="0.0428571428571429" calcext:value-type="float">
            <text:p>0.0428571428571429</text:p>
          </table:table-cell>
          <table:table-cell table:formula="of:=[.$C$13]/[.E4]" office:value-type="float" office:value="0.0166552798936781" calcext:value-type="float">
            <text:p>0.01665527989367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iameter, mm</text:p>
          </table:table-cell>
          <table:table-cell table:formula="of:=[.A5]*[.$C$7]" office:value-type="float" office:value="0.9" calcext:value-type="float">
            <text:p>0.9</text:p>
          </table:table-cell>
          <table:table-cell table:formula="of:=[.B5]*[.$C$9]" office:value-type="float" office:value="70.60824" calcext:value-type="float">
            <text:p>70.60824</text:p>
          </table:table-cell>
          <table:table-cell table:formula="of:=[.$C$11]/[.A5]" office:value-type="float" office:value="0.0333333333333333" calcext:value-type="float">
            <text:p>0.0333333333333333</text:p>
          </table:table-cell>
          <table:table-cell table:formula="of:=[.$C$13]/[.E5]" office:value-type="float" office:value="0.0138793999113984" calcext:value-type="float">
            <text:p>0.01387939991139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ow, l/s</text:p>
          </table:table-cell>
          <table:table-cell table:formula="of:=[.A6]*[.$C$7]" office:value-type="float" office:value="1.2" calcext:value-type="float">
            <text:p>1.2</text:p>
          </table:table-cell>
          <table:table-cell table:formula="of:=[.B6]*[.$C$9]" office:value-type="float" office:value="98.067" calcext:value-type="float">
            <text:p>98.067</text:p>
          </table:table-cell>
          <table:table-cell table:formula="of:=[.$C$11]/[.A6]" office:value-type="float" office:value="0.025" calcext:value-type="float">
            <text:p>0.025</text:p>
          </table:table-cell>
          <table:table-cell table:formula="of:=[.$C$13]/[.E6]" office:value-type="float" office:value="0.00999316793620688" calcext:value-type="float">
            <text:p>0.00999316793620688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m to Pa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9.8067*0.2" office:value-type="float" office:value="1.96134" calcext:value-type="float">
            <text:p>1.961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ror length c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ror delta pressure P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formula="of:= 1.96 / 2" office:value-type="float" office:value="0.98" calcext:value-type="float">
            <text:p>0.98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Sheet1.A1:Sheet1.G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3:57:11.672232264</meta:creation-date>
    <dc:date>2024-03-27T04:06:55.900663755</dc:date>
    <meta:editing-duration>PT9M46S</meta:editing-duration>
    <meta:editing-cycles>2</meta:editing-cycles>
    <meta:generator>LibreOffice/7.5.9.2$Linux_X86_64 LibreOffice_project/50$Build-2</meta:generator>
    <meta:document-statistic meta:table-count="1" meta:cell-count="49" meta:object-count="0"/>
  </office:meta>
</office:document-meta>
</file>